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52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6.81mm" svg:y="90.78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561 <text:s text:c="3"/>sampled: 1869.241 <text:s text:c="2"/>given: 3800 <text:s text:c="2"/>gain: 2.0329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560 <text:s text:c="3"/>sampled: 1869.141 <text:s text:c="2"/>given: 3800 <text:s text:c="2"/>gain: 2.0330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85 <text:s text:c="3"/>sampled: 1770.95 <text:s text:c="2"/>given: 3600 <text:s text:c="2"/>gain: 2.03280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86 <text:s text:c="3"/>sampled: 1771.051 <text:s text:c="2"/>given: 3600 <text:s text:c="2"/>gain: 2.03269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607 <text:s text:c="3"/>sampled: 1672.458 <text:s text:c="2"/>given: 3400 <text:s text:c="2"/>gain: 2.03293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607 <text:s text:c="3"/>sampled: 1672.458 <text:s text:c="2"/>given: 3400 <text:s text:c="2"/>gain: 2.03293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31 <text:s text:c="3"/>sampled: 1574.167 <text:s text:c="2"/>given: 3200 <text:s text:c="2"/>gain: 2.03282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31 <text:s text:c="3"/>sampled: 1574.167 <text:s text:c="2"/>given: 3200 <text:s text:c="2"/>gain: 2.03282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55 <text:s text:c="3"/>sampled: 1475.876 <text:s text:c="2"/>given: 3000 <text:s text:c="2"/>gain: 2.03269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55 <text:s text:c="3"/>sampled: 1475.876 <text:s text:c="2"/>given: 3000 <text:s text:c="2"/>gain: 2.03269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79 <text:s text:c="3"/>sampled: 1377.585 <text:s text:c="2"/>given: 2800 <text:s text:c="2"/>gain: 2.03254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79 <text:s text:c="3"/>sampled: 1377.585 <text:s text:c="2"/>given: 2800 <text:s text:c="2"/>gain: 2.03254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702 <text:s text:c="3"/>sampled: 1279.193 <text:s text:c="2"/>given: 2600 <text:s text:c="2"/>gain: 2.03253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701 <text:s text:c="3"/>sampled: 1279.092 <text:s text:c="2"/>given: 2600 <text:s text:c="2"/>gain: 2.03269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25 <text:s text:c="3"/>sampled: 1180.801 <text:s text:c="2"/>given: 2400 <text:s text:c="2"/>gain: 2.03251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25 <text:s text:c="3"/>sampled: 1180.801 <text:s text:c="2"/>given: 2400 <text:s text:c="2"/>gain: 2.03251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49 <text:s text:c="3"/>sampled: 1082.51 <text:s text:c="2"/>given: 2200 <text:s text:c="2"/>gain: 2.03231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50 <text:s text:c="3"/>sampled: 1082.611 <text:s text:c="2"/>given: 2200 <text:s text:c="2"/>gain: 2.032124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291" calcext:value-type="float">
            <text:p>2.03291</text:p>
          </table:table-cell>
          <table:table-cell table:number-columns-repeated="5"/>
        </table:table-row>
        <table:table-row table:style-name="ro1">
          <table:table-cell table:style-name="ce1" office:value-type="float" office:value="2.03302" calcext:value-type="float">
            <text:p>2.03302</text:p>
          </table:table-cell>
          <table:table-cell table:number-columns-repeated="5"/>
        </table:table-row>
        <table:table-row table:style-name="ro1">
          <table:table-cell table:style-name="ce1" office:value-type="float" office:value="2.032807" calcext:value-type="float">
            <text:p>2.032807</text:p>
          </table:table-cell>
          <table:table-cell table:number-columns-repeated="5"/>
        </table:table-row>
        <table:table-row table:style-name="ro1">
          <table:table-cell table:style-name="ce1" office:value-type="float" office:value="2.032691" calcext:value-type="float">
            <text:p>2.032691</text:p>
          </table:table-cell>
          <table:table-cell table:number-columns-repeated="5"/>
        </table:table-row>
        <table:table-row table:style-name="ro1">
          <table:table-cell table:style-name="ce1" office:value-type="float" office:value="2.032936" calcext:value-type="float">
            <text:p>2.032936</text:p>
          </table:table-cell>
          <table:table-cell table:number-columns-repeated="5"/>
        </table:table-row>
        <table:table-row table:style-name="ro1">
          <table:table-cell table:style-name="ce1" office:value-type="float" office:value="2.032936" calcext:value-type="float">
            <text:p>2.032936</text:p>
          </table:table-cell>
          <table:table-cell table:number-columns-repeated="5"/>
        </table:table-row>
        <table:table-row table:style-name="ro1">
          <table:table-cell table:style-name="ce1" office:value-type="float" office:value="2.032821" calcext:value-type="float">
            <text:p>2.032821</text:p>
          </table:table-cell>
          <table:table-cell table:number-columns-repeated="5"/>
        </table:table-row>
        <table:table-row table:style-name="ro1">
          <table:table-cell table:style-name="ce1" office:value-type="float" office:value="2.032821" calcext:value-type="float">
            <text:p>2.032821</text:p>
          </table:table-cell>
          <table:table-cell table:number-columns-repeated="5"/>
        </table:table-row>
        <table:table-row table:style-name="ro1">
          <table:table-cell table:style-name="ce1" office:value-type="float" office:value="2.032691" calcext:value-type="float">
            <text:p>2.032691</text:p>
          </table:table-cell>
          <table:table-cell table:number-columns-repeated="5"/>
        </table:table-row>
        <table:table-row table:style-name="ro1">
          <table:table-cell table:style-name="ce1" office:value-type="float" office:value="2.032691" calcext:value-type="float">
            <text:p>2.032691</text:p>
          </table:table-cell>
          <table:table-cell table:number-columns-repeated="5"/>
        </table:table-row>
        <table:table-row table:style-name="ro1">
          <table:table-cell table:style-name="ce1" office:value-type="float" office:value="2.032543" calcext:value-type="float">
            <text:p>2.032543</text:p>
          </table:table-cell>
          <table:table-cell table:number-columns-repeated="5"/>
        </table:table-row>
        <table:table-row table:style-name="ro1">
          <table:table-cell table:style-name="ce1" office:value-type="float" office:value="2.032543" calcext:value-type="float">
            <text:p>2.032543</text:p>
          </table:table-cell>
          <table:table-cell table:number-columns-repeated="5"/>
        </table:table-row>
        <table:table-row table:style-name="ro1">
          <table:table-cell table:style-name="ce1" office:value-type="float" office:value="2.032531" calcext:value-type="float">
            <text:p>2.032531</text:p>
          </table:table-cell>
          <table:table-cell table:number-columns-repeated="5"/>
        </table:table-row>
        <table:table-row table:style-name="ro1">
          <table:table-cell table:style-name="ce1" office:value-type="float" office:value="2.032691" calcext:value-type="float">
            <text:p>2.032691</text:p>
          </table:table-cell>
          <table:table-cell table:number-columns-repeated="5"/>
        </table:table-row>
        <table:table-row table:style-name="ro1">
          <table:table-cell table:style-name="ce1" office:value-type="float" office:value="2.032518" calcext:value-type="float">
            <text:p>2.032518</text:p>
          </table:table-cell>
          <table:table-cell table:number-columns-repeated="5"/>
        </table:table-row>
        <table:table-row table:style-name="ro1">
          <table:table-cell table:style-name="ce1" office:value-type="float" office:value="2.032518" calcext:value-type="float">
            <text:p>2.032518</text:p>
          </table:table-cell>
          <table:table-cell table:number-columns-repeated="5"/>
        </table:table-row>
        <table:table-row table:style-name="ro1">
          <table:table-cell table:style-name="ce1" office:value-type="float" office:value="2.032313" calcext:value-type="float">
            <text:p>2.032313</text:p>
          </table:table-cell>
          <table:table-cell table:number-columns-repeated="5"/>
        </table:table-row>
        <table:table-row table:style-name="ro1">
          <table:table-cell table:style-name="ce1" office:value-type="float" office:value="2.032124" calcext:value-type="float">
            <text:p>2.032124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26" calcext:value-type="float">
            <text:p>2.0326</text:p>
          </table:table-cell>
          <table:table-cell table:number-columns-repeated="5"/>
        </table:table-row>
        <table:table-row table:style-name="ro1" table:number-rows-repeated="5">
          <table:table-cell table:style-name="Default"/>
          <table:table-cell table:number-columns-repeated="5"/>
        </table:table-row>
        <table:table-row table:style-name="ro1">
          <table:table-cell table:style-name="ce3" table:number-columns-repeated="6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100A</text:p>
          </table:table-cell>
          <table:table-cell table:style-name="ce3" office:value-type="string" calcext:value-type="string">
            <text:p>10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0A</text:p>
          </table:table-cell>
          <table:table-cell table:style-name="ce3" office:value-type="string" calcext:value-type="string">
            <text:p>Gain 100A</text:p>
          </table:table-cell>
          <table:table-cell table:style-name="ce3" office:value-type="string" calcext:value-type="string">
            <text:p>V on 500u</text:p>
          </table:table-cell>
        </table:table-row>
        <table:table-row table:style-name="ro1">
          <table:table-cell office:value-type="float" office:value="2345.188" calcext:value-type="float">
            <text:p>2345.188</text:p>
          </table:table-cell>
          <table:table-cell table:formula="of:=AVERAGE([.A51:.A118])" office:value-type="float" office:value="2345.30154411765" calcext:value-type="float">
            <text:p>2345.30154411765</text:p>
          </table:table-cell>
          <table:table-cell table:formula="of:=AVERAGE([.F51:.F54])" office:value-type="float" office:value="49.96275" calcext:value-type="float">
            <text:p>49.96275</text:p>
          </table:table-cell>
          <table:table-cell table:formula="of:=2*[.C51]" office:value-type="float" office:value="99.9255" calcext:value-type="float">
            <text:p>99.9255</text:p>
          </table:table-cell>
          <table:table-cell table:formula="of:=[.D51]/[.B51]" office:value-type="float" office:value="0.0426066747155083" calcext:value-type="float">
            <text:p>0.042606674715508</text:p>
          </table:table-cell>
          <table:table-cell office:value-type="float" office:value="49.973" calcext:value-type="float">
            <text:p>49.973</text:p>
          </table:table-cell>
        </table:table-row>
        <table:table-row table:style-name="ro1">
          <table:table-cell office:value-type="float" office:value="2345.691" calcext:value-type="float">
            <text:p>2345.691</text:p>
          </table:table-cell>
          <table:table-cell table:number-columns-repeated="4"/>
          <table:table-cell office:value-type="float" office:value="49.961" calcext:value-type="float">
            <text:p>49.961</text:p>
          </table:table-cell>
        </table:table-row>
        <table:table-row table:style-name="ro1">
          <table:table-cell office:value-type="float" office:value="2345.389" calcext:value-type="float">
            <text:p>2345.389</text:p>
          </table:table-cell>
          <table:table-cell table:number-columns-repeated="4"/>
          <table:table-cell office:value-type="float" office:value="49.961" calcext:value-type="float">
            <text:p>49.961</text:p>
          </table:table-cell>
        </table:table-row>
        <table:table-row table:style-name="ro1">
          <table:table-cell office:value-type="float" office:value="2345.288" calcext:value-type="float">
            <text:p>2345.288</text:p>
          </table:table-cell>
          <table:table-cell table:number-columns-repeated="4"/>
          <table:table-cell office:value-type="float" office:value="49.956" calcext:value-type="float">
            <text:p>49.956</text:p>
          </table:table-cell>
        </table:table-row>
        <table:table-row table:style-name="ro1">
          <table:table-cell office:value-type="float" office:value="2345.59" calcext:value-type="float">
            <text:p>2345.59</text:p>
          </table:table-cell>
          <table:table-cell table:number-columns-repeated="5"/>
        </table:table-row>
        <table:table-row table:style-name="ro1">
          <table:table-cell office:value-type="float" office:value="2345.389" calcext:value-type="float">
            <text:p>2345.389</text:p>
          </table:table-cell>
          <table:table-cell table:number-columns-repeated="5"/>
        </table:table-row>
        <table:table-row table:style-name="ro1">
          <table:table-cell office:value-type="float" office:value="2344.583" calcext:value-type="float">
            <text:p>2344.583</text:p>
          </table:table-cell>
          <table:table-cell table:number-columns-repeated="5"/>
        </table:table-row>
        <table:table-row table:style-name="ro1">
          <table:table-cell office:value-type="float" office:value="2345.188" calcext:value-type="float">
            <text:p>2345.188</text:p>
          </table:table-cell>
          <table:table-cell table:number-columns-repeated="5"/>
        </table:table-row>
        <table:table-row table:style-name="ro1">
          <table:table-cell office:value-type="float" office:value="2344.18" calcext:value-type="float">
            <text:p>2344.18</text:p>
          </table:table-cell>
          <table:table-cell table:number-columns-repeated="5"/>
        </table:table-row>
        <table:table-row table:style-name="ro1">
          <table:table-cell office:value-type="float" office:value="2345.188" calcext:value-type="float">
            <text:p>2345.188</text:p>
          </table:table-cell>
          <table:table-cell table:number-columns-repeated="5"/>
        </table:table-row>
        <table:table-row table:style-name="ro1">
          <table:table-cell office:value-type="float" office:value="2344.684" calcext:value-type="float">
            <text:p>2344.684</text:p>
          </table:table-cell>
          <table:table-cell table:number-columns-repeated="5"/>
        </table:table-row>
        <table:table-row table:style-name="ro1">
          <table:table-cell office:value-type="float" office:value="2346.194" calcext:value-type="float">
            <text:p>2346.194</text:p>
          </table:table-cell>
          <table:table-cell table:number-columns-repeated="5"/>
        </table:table-row>
        <table:table-row table:style-name="ro1">
          <table:table-cell office:value-type="float" office:value="2344.684" calcext:value-type="float">
            <text:p>2344.684</text:p>
          </table:table-cell>
          <table:table-cell table:number-columns-repeated="5"/>
        </table:table-row>
        <table:table-row table:style-name="ro1">
          <table:table-cell office:value-type="float" office:value="2345.288" calcext:value-type="float">
            <text:p>2345.288</text:p>
          </table:table-cell>
          <table:table-cell table:number-columns-repeated="5"/>
        </table:table-row>
        <table:table-row table:style-name="ro1">
          <table:table-cell office:value-type="float" office:value="2344.785" calcext:value-type="float">
            <text:p>2344.785</text:p>
          </table:table-cell>
          <table:table-cell table:number-columns-repeated="5"/>
        </table:table-row>
        <table:table-row table:style-name="ro1">
          <table:table-cell office:value-type="float" office:value="2345.288" calcext:value-type="float">
            <text:p>2345.288</text:p>
          </table:table-cell>
          <table:table-cell table:number-columns-repeated="5"/>
        </table:table-row>
        <table:table-row table:style-name="ro1">
          <table:table-cell office:value-type="float" office:value="2345.188" calcext:value-type="float">
            <text:p>2345.188</text:p>
          </table:table-cell>
          <table:table-cell table:number-columns-repeated="5"/>
        </table:table-row>
        <table:table-row table:style-name="ro1">
          <table:table-cell office:value-type="float" office:value="2346.194" calcext:value-type="float">
            <text:p>2346.194</text:p>
          </table:table-cell>
          <table:table-cell table:number-columns-repeated="5"/>
        </table:table-row>
        <table:table-row table:style-name="ro1">
          <table:table-cell office:value-type="float" office:value="2344.684" calcext:value-type="float">
            <text:p>2344.684</text:p>
          </table:table-cell>
          <table:table-cell table:number-columns-repeated="5"/>
        </table:table-row>
        <table:table-row table:style-name="ro1">
          <table:table-cell office:value-type="float" office:value="2344.986" calcext:value-type="float">
            <text:p>2344.986</text:p>
          </table:table-cell>
          <table:table-cell table:number-columns-repeated="5"/>
        </table:table-row>
        <table:table-row table:style-name="ro1">
          <table:table-cell office:value-type="float" office:value="2345.188" calcext:value-type="float">
            <text:p>2345.188</text:p>
          </table:table-cell>
          <table:table-cell table:number-columns-repeated="5"/>
        </table:table-row>
        <table:table-row table:style-name="ro1">
          <table:table-cell office:value-type="float" office:value="2345.087" calcext:value-type="float">
            <text:p>2345.087</text:p>
          </table:table-cell>
          <table:table-cell table:number-columns-repeated="5"/>
        </table:table-row>
        <table:table-row table:style-name="ro1">
          <table:table-cell office:value-type="float" office:value="2345.892" calcext:value-type="float">
            <text:p>2345.892</text:p>
          </table:table-cell>
          <table:table-cell table:number-columns-repeated="5"/>
        </table:table-row>
        <table:table-row table:style-name="ro1">
          <table:table-cell office:value-type="float" office:value="2344.885" calcext:value-type="float">
            <text:p>2344.885</text:p>
          </table:table-cell>
          <table:table-cell table:number-columns-repeated="5"/>
        </table:table-row>
        <table:table-row table:style-name="ro1">
          <table:table-cell office:value-type="float" office:value="2345.188" calcext:value-type="float">
            <text:p>2345.188</text:p>
          </table:table-cell>
          <table:table-cell table:number-columns-repeated="5"/>
        </table:table-row>
        <table:table-row table:style-name="ro1">
          <table:table-cell office:value-type="float" office:value="2345.087" calcext:value-type="float">
            <text:p>2345.087</text:p>
          </table:table-cell>
          <table:table-cell table:number-columns-repeated="5"/>
        </table:table-row>
        <table:table-row table:style-name="ro1">
          <table:table-cell office:value-type="float" office:value="2345.288" calcext:value-type="float">
            <text:p>2345.288</text:p>
          </table:table-cell>
          <table:table-cell table:number-columns-repeated="5"/>
        </table:table-row>
        <table:table-row table:style-name="ro1">
          <table:table-cell office:value-type="float" office:value="2345.49" calcext:value-type="float">
            <text:p>2345.49</text:p>
          </table:table-cell>
          <table:table-cell table:number-columns-repeated="5"/>
        </table:table-row>
        <table:table-row table:style-name="ro1">
          <table:table-cell office:value-type="float" office:value="2345.087" calcext:value-type="float">
            <text:p>2345.087</text:p>
          </table:table-cell>
          <table:table-cell table:number-columns-repeated="5"/>
        </table:table-row>
        <table:table-row table:style-name="ro1">
          <table:table-cell office:value-type="float" office:value="2345.389" calcext:value-type="float">
            <text:p>2345.389</text:p>
          </table:table-cell>
          <table:table-cell table:number-columns-repeated="5"/>
        </table:table-row>
        <table:table-row table:style-name="ro1">
          <table:table-cell office:value-type="float" office:value="2344.986" calcext:value-type="float">
            <text:p>2344.986</text:p>
          </table:table-cell>
          <table:table-cell table:number-columns-repeated="5"/>
        </table:table-row>
        <table:table-row table:style-name="ro1">
          <table:table-cell office:value-type="float" office:value="2345.49" calcext:value-type="float">
            <text:p>2345.49</text:p>
          </table:table-cell>
          <table:table-cell table:number-columns-repeated="5"/>
        </table:table-row>
        <table:table-row table:style-name="ro1">
          <table:table-cell office:value-type="float" office:value="2344.885" calcext:value-type="float">
            <text:p>2344.885</text:p>
          </table:table-cell>
          <table:table-cell table:number-columns-repeated="5"/>
        </table:table-row>
        <table:table-row table:style-name="ro1">
          <table:table-cell office:value-type="float" office:value="2345.59" calcext:value-type="float">
            <text:p>2345.59</text:p>
          </table:table-cell>
          <table:table-cell table:number-columns-repeated="5"/>
        </table:table-row>
        <table:table-row table:style-name="ro1">
          <table:table-cell office:value-type="float" office:value="2344.583" calcext:value-type="float">
            <text:p>2344.583</text:p>
          </table:table-cell>
          <table:table-cell table:number-columns-repeated="5"/>
        </table:table-row>
        <table:table-row table:style-name="ro1">
          <table:table-cell office:value-type="float" office:value="2345.691" calcext:value-type="float">
            <text:p>2345.691</text:p>
          </table:table-cell>
          <table:table-cell table:number-columns-repeated="5"/>
        </table:table-row>
        <table:table-row table:style-name="ro1">
          <table:table-cell office:value-type="float" office:value="2345.49" calcext:value-type="float">
            <text:p>2345.49</text:p>
          </table:table-cell>
          <table:table-cell table:number-columns-repeated="5"/>
        </table:table-row>
        <table:table-row table:style-name="ro1">
          <table:table-cell office:value-type="float" office:value="2345.993" calcext:value-type="float">
            <text:p>2345.993</text:p>
          </table:table-cell>
          <table:table-cell table:number-columns-repeated="5"/>
        </table:table-row>
        <table:table-row table:style-name="ro1">
          <table:table-cell office:value-type="float" office:value="2344.986" calcext:value-type="float">
            <text:p>2344.986</text:p>
          </table:table-cell>
          <table:table-cell table:number-columns-repeated="5"/>
        </table:table-row>
        <table:table-row table:style-name="ro1">
          <table:table-cell office:value-type="float" office:value="2344.986" calcext:value-type="float">
            <text:p>2344.986</text:p>
          </table:table-cell>
          <table:table-cell table:number-columns-repeated="5"/>
        </table:table-row>
        <table:table-row table:style-name="ro1">
          <table:table-cell office:value-type="float" office:value="2345.087" calcext:value-type="float">
            <text:p>2345.087</text:p>
          </table:table-cell>
          <table:table-cell table:number-columns-repeated="5"/>
        </table:table-row>
        <table:table-row table:style-name="ro1">
          <table:table-cell office:value-type="float" office:value="2344.986" calcext:value-type="float">
            <text:p>2344.986</text:p>
          </table:table-cell>
          <table:table-cell table:number-columns-repeated="5"/>
        </table:table-row>
        <table:table-row table:style-name="ro1">
          <table:table-cell office:value-type="float" office:value="2344.382" calcext:value-type="float">
            <text:p>2344.382</text:p>
          </table:table-cell>
          <table:table-cell table:number-columns-repeated="5"/>
        </table:table-row>
        <table:table-row table:style-name="ro1">
          <table:table-cell office:value-type="float" office:value="2345.59" calcext:value-type="float">
            <text:p>2345.59</text:p>
          </table:table-cell>
          <table:table-cell table:number-columns-repeated="5"/>
        </table:table-row>
        <table:table-row table:style-name="ro1">
          <table:table-cell office:value-type="float" office:value="2345.288" calcext:value-type="float">
            <text:p>2345.288</text:p>
          </table:table-cell>
          <table:table-cell table:number-columns-repeated="5"/>
        </table:table-row>
        <table:table-row table:style-name="ro1">
          <table:table-cell office:value-type="float" office:value="2345.288" calcext:value-type="float">
            <text:p>2345.288</text:p>
          </table:table-cell>
          <table:table-cell table:number-columns-repeated="5"/>
        </table:table-row>
        <table:table-row table:style-name="ro1">
          <table:table-cell office:value-type="float" office:value="2345.188" calcext:value-type="float">
            <text:p>2345.188</text:p>
          </table:table-cell>
          <table:table-cell table:number-columns-repeated="5"/>
        </table:table-row>
        <table:table-row table:style-name="ro1">
          <table:table-cell office:value-type="float" office:value="2344.986" calcext:value-type="float">
            <text:p>2344.986</text:p>
          </table:table-cell>
          <table:table-cell table:number-columns-repeated="5"/>
        </table:table-row>
        <table:table-row table:style-name="ro1">
          <table:table-cell office:value-type="float" office:value="2345.892" calcext:value-type="float">
            <text:p>2345.892</text:p>
          </table:table-cell>
          <table:table-cell table:number-columns-repeated="5"/>
        </table:table-row>
        <table:table-row table:style-name="ro1">
          <table:table-cell office:value-type="float" office:value="2345.792" calcext:value-type="float">
            <text:p>2345.792</text:p>
          </table:table-cell>
          <table:table-cell table:number-columns-repeated="5"/>
        </table:table-row>
        <table:table-row table:style-name="ro1">
          <table:table-cell office:value-type="float" office:value="2345.087" calcext:value-type="float">
            <text:p>2345.087</text:p>
          </table:table-cell>
          <table:table-cell table:number-columns-repeated="5"/>
        </table:table-row>
        <table:table-row table:style-name="ro1">
          <table:table-cell office:value-type="float" office:value="2345.59" calcext:value-type="float">
            <text:p>2345.59</text:p>
          </table:table-cell>
          <table:table-cell table:number-columns-repeated="5"/>
        </table:table-row>
        <table:table-row table:style-name="ro1">
          <table:table-cell office:value-type="float" office:value="2345.389" calcext:value-type="float">
            <text:p>2345.389</text:p>
          </table:table-cell>
          <table:table-cell table:number-columns-repeated="5"/>
        </table:table-row>
        <table:table-row table:style-name="ro1">
          <table:table-cell office:value-type="float" office:value="2345.49" calcext:value-type="float">
            <text:p>2345.49</text:p>
          </table:table-cell>
          <table:table-cell table:number-columns-repeated="5"/>
        </table:table-row>
        <table:table-row table:style-name="ro1">
          <table:table-cell office:value-type="float" office:value="2345.389" calcext:value-type="float">
            <text:p>2345.389</text:p>
          </table:table-cell>
          <table:table-cell table:number-columns-repeated="5"/>
        </table:table-row>
        <table:table-row table:style-name="ro1">
          <table:table-cell office:value-type="float" office:value="2345.49" calcext:value-type="float">
            <text:p>2345.49</text:p>
          </table:table-cell>
          <table:table-cell table:number-columns-repeated="5"/>
        </table:table-row>
        <table:table-row table:style-name="ro1">
          <table:table-cell office:value-type="float" office:value="2345.288" calcext:value-type="float">
            <text:p>2345.288</text:p>
          </table:table-cell>
          <table:table-cell table:number-columns-repeated="5"/>
        </table:table-row>
        <table:table-row table:style-name="ro1">
          <table:table-cell office:value-type="float" office:value="2345.087" calcext:value-type="float">
            <text:p>2345.087</text:p>
          </table:table-cell>
          <table:table-cell table:number-columns-repeated="5"/>
        </table:table-row>
        <table:table-row table:style-name="ro1">
          <table:table-cell office:value-type="float" office:value="2345.792" calcext:value-type="float">
            <text:p>2345.792</text:p>
          </table:table-cell>
          <table:table-cell table:number-columns-repeated="5"/>
        </table:table-row>
        <table:table-row table:style-name="ro1">
          <table:table-cell office:value-type="float" office:value="2346.094" calcext:value-type="float">
            <text:p>2346.094</text:p>
          </table:table-cell>
          <table:table-cell table:number-columns-repeated="5"/>
        </table:table-row>
        <table:table-row table:style-name="ro1">
          <table:table-cell office:value-type="float" office:value="2344.986" calcext:value-type="float">
            <text:p>2344.986</text:p>
          </table:table-cell>
          <table:table-cell table:number-columns-repeated="5"/>
        </table:table-row>
        <table:table-row table:style-name="ro1">
          <table:table-cell office:value-type="float" office:value="2345.59" calcext:value-type="float">
            <text:p>2345.59</text:p>
          </table:table-cell>
          <table:table-cell table:number-columns-repeated="5"/>
        </table:table-row>
        <table:table-row table:style-name="ro1">
          <table:table-cell office:value-type="float" office:value="2345.49" calcext:value-type="float">
            <text:p>2345.49</text:p>
          </table:table-cell>
          <table:table-cell table:number-columns-repeated="5"/>
        </table:table-row>
        <table:table-row table:style-name="ro1">
          <table:table-cell office:value-type="float" office:value="2345.792" calcext:value-type="float">
            <text:p>2345.792</text:p>
          </table:table-cell>
          <table:table-cell table:number-columns-repeated="5"/>
        </table:table-row>
        <table:table-row table:style-name="ro1">
          <table:table-cell office:value-type="float" office:value="2344.986" calcext:value-type="float">
            <text:p>2344.986</text:p>
          </table:table-cell>
          <table:table-cell table:number-columns-repeated="5"/>
        </table:table-row>
        <table:table-row table:style-name="ro1">
          <table:table-cell office:value-type="float" office:value="2345.993" calcext:value-type="float">
            <text:p>2345.993</text:p>
          </table:table-cell>
          <table:table-cell table:number-columns-repeated="5"/>
        </table:table-row>
        <table:table-row table:style-name="ro1">
          <table:table-cell office:value-type="float" office:value="2345.892" calcext:value-type="float">
            <text:p>2345.892</text:p>
          </table:table-cell>
          <table:table-cell table:number-columns-repeated="5"/>
        </table:table-row>
        <table:table-row table:style-name="ro1">
          <table:table-cell office:value-type="float" office:value="2345.691" calcext:value-type="float">
            <text:p>2345.69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10A</text:p>
          </table:table-cell>
          <table:table-cell table:style-name="ce3" office:value-type="string" calcext:value-type="string">
            <text:p>1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A</text:p>
          </table:table-cell>
          <table:table-cell table:style-name="ce3" office:value-type="string" calcext:value-type="string">
            <text:p>Gain 10A</text:p>
          </table:table-cell>
          <table:table-cell table:style-name="ce3" office:value-type="string" calcext:value-type="string">
            <text:p>V on 500u</text:p>
          </table:table-cell>
        </table:table-row>
        <table:table-row table:style-name="ro1">
          <table:table-cell office:value-type="float" office:value="2249.313" calcext:value-type="float">
            <text:p>2249.313</text:p>
          </table:table-cell>
          <table:table-cell table:formula="of:=AVERAGE([.A121:.A193])" office:value-type="float" office:value="2248.8042739726" calcext:value-type="float">
            <text:p>2248.8042739726</text:p>
          </table:table-cell>
          <table:table-cell table:formula="of:=AVERAGE([.F121:.F126])" office:value-type="float" office:value="4.834" calcext:value-type="float">
            <text:p>4.834</text:p>
          </table:table-cell>
          <table:table-cell table:formula="of:=2*[.C121]" office:value-type="float" office:value="9.668" calcext:value-type="float">
            <text:p>9.668</text:p>
          </table:table-cell>
          <table:table-cell table:formula="of:=[.D121]/[.B121]" office:value-type="float" office:value="0.00429917361501679" calcext:value-type="float">
            <text:p>0.004299173615017</text:p>
          </table:table-cell>
          <table:table-cell office:value-type="float" office:value="4.839" calcext:value-type="float">
            <text:p>4.839</text:p>
          </table:table-cell>
        </table:table-row>
        <table:table-row table:style-name="ro1">
          <table:table-cell office:value-type="float" office:value="2249.011" calcext:value-type="float">
            <text:p>2249.011</text:p>
          </table:table-cell>
          <table:table-cell table:number-columns-repeated="4"/>
          <table:table-cell office:value-type="float" office:value="4.834" calcext:value-type="float">
            <text:p>4.834</text:p>
          </table:table-cell>
        </table:table-row>
        <table:table-row table:style-name="ro1">
          <table:table-cell office:value-type="float" office:value="2249.414" calcext:value-type="float">
            <text:p>2249.414</text:p>
          </table:table-cell>
          <table:table-cell table:number-columns-repeated="4"/>
          <table:table-cell office:value-type="float" office:value="4.833" calcext:value-type="float">
            <text:p>4.833</text:p>
          </table:table-cell>
        </table:table-row>
        <table:table-row table:style-name="ro1">
          <table:table-cell office:value-type="float" office:value="2248.709" calcext:value-type="float">
            <text:p>2248.709</text:p>
          </table:table-cell>
          <table:table-cell table:number-columns-repeated="4"/>
          <table:table-cell office:value-type="float" office:value="4.833" calcext:value-type="float">
            <text:p>4.833</text:p>
          </table:table-cell>
        </table:table-row>
        <table:table-row table:style-name="ro1">
          <table:table-cell office:value-type="float" office:value="2248.407" calcext:value-type="float">
            <text:p>2248.407</text:p>
          </table:table-cell>
          <table:table-cell table:number-columns-repeated="4"/>
          <table:table-cell office:value-type="float" office:value="4.832" calcext:value-type="float">
            <text:p>4.832</text:p>
          </table:table-cell>
        </table:table-row>
        <table:table-row table:style-name="ro1">
          <table:table-cell office:value-type="float" office:value="2249.112" calcext:value-type="float">
            <text:p>2249.112</text:p>
          </table:table-cell>
          <table:table-cell table:number-columns-repeated="4"/>
          <table:table-cell office:value-type="float" office:value="4.833" calcext:value-type="float">
            <text:p>4.833</text:p>
          </table:table-cell>
        </table:table-row>
        <table:table-row table:style-name="ro1">
          <table:table-cell office:value-type="float" office:value="2249.313" calcext:value-type="float">
            <text:p>2249.313</text:p>
          </table:table-cell>
          <table:table-cell table:number-columns-repeated="5"/>
        </table:table-row>
        <table:table-row table:style-name="ro1">
          <table:table-cell office:value-type="float" office:value="2248.206" calcext:value-type="float">
            <text:p>2248.206</text:p>
          </table:table-cell>
          <table:table-cell table:number-columns-repeated="5"/>
        </table:table-row>
        <table:table-row table:style-name="ro1">
          <table:table-cell office:value-type="float" office:value="2249.313" calcext:value-type="float">
            <text:p>2249.313</text:p>
          </table:table-cell>
          <table:table-cell table:number-columns-repeated="5"/>
        </table:table-row>
        <table:table-row table:style-name="ro1">
          <table:table-cell office:value-type="float" office:value="2250.018" calcext:value-type="float">
            <text:p>2250.018</text:p>
          </table:table-cell>
          <table:table-cell table:number-columns-repeated="5"/>
        </table:table-row>
        <table:table-row table:style-name="ro1">
          <table:table-cell office:value-type="float" office:value="2248.105" calcext:value-type="float">
            <text:p>2248.105</text:p>
          </table:table-cell>
          <table:table-cell table:number-columns-repeated="5"/>
        </table:table-row>
        <table:table-row table:style-name="ro1">
          <table:table-cell office:value-type="float" office:value="2248.004" calcext:value-type="float">
            <text:p>2248.004</text:p>
          </table:table-cell>
          <table:table-cell table:number-columns-repeated="5"/>
        </table:table-row>
        <table:table-row table:style-name="ro1">
          <table:table-cell office:value-type="float" office:value="2248.407" calcext:value-type="float">
            <text:p>2248.407</text:p>
          </table:table-cell>
          <table:table-cell table:number-columns-repeated="5"/>
        </table:table-row>
        <table:table-row table:style-name="ro1">
          <table:table-cell office:value-type="float" office:value="2248.105" calcext:value-type="float">
            <text:p>2248.105</text:p>
          </table:table-cell>
          <table:table-cell table:number-columns-repeated="5"/>
        </table:table-row>
        <table:table-row table:style-name="ro1">
          <table:table-cell office:value-type="float" office:value="2248.206" calcext:value-type="float">
            <text:p>2248.206</text:p>
          </table:table-cell>
          <table:table-cell table:number-columns-repeated="5"/>
        </table:table-row>
        <table:table-row table:style-name="ro1">
          <table:table-cell office:value-type="float" office:value="2248.306" calcext:value-type="float">
            <text:p>2248.306</text:p>
          </table:table-cell>
          <table:table-cell table:number-columns-repeated="5"/>
        </table:table-row>
        <table:table-row table:style-name="ro1">
          <table:table-cell office:value-type="float" office:value="2247.903" calcext:value-type="float">
            <text:p>2247.903</text:p>
          </table:table-cell>
          <table:table-cell table:number-columns-repeated="5"/>
        </table:table-row>
        <table:table-row table:style-name="ro1">
          <table:table-cell office:value-type="float" office:value="2248.709" calcext:value-type="float">
            <text:p>2248.709</text:p>
          </table:table-cell>
          <table:table-cell table:number-columns-repeated="5"/>
        </table:table-row>
        <table:table-row table:style-name="ro1">
          <table:table-cell office:value-type="float" office:value="2248.508" calcext:value-type="float">
            <text:p>2248.508</text:p>
          </table:table-cell>
          <table:table-cell table:number-columns-repeated="5"/>
        </table:table-row>
        <table:table-row table:style-name="ro1">
          <table:table-cell office:value-type="float" office:value="2249.917" calcext:value-type="float">
            <text:p>2249.917</text:p>
          </table:table-cell>
          <table:table-cell table:number-columns-repeated="5"/>
        </table:table-row>
        <table:table-row table:style-name="ro1">
          <table:table-cell office:value-type="float" office:value="2248.508" calcext:value-type="float">
            <text:p>2248.508</text:p>
          </table:table-cell>
          <table:table-cell table:number-columns-repeated="5"/>
        </table:table-row>
        <table:table-row table:style-name="ro1">
          <table:table-cell office:value-type="float" office:value="2248.407" calcext:value-type="float">
            <text:p>2248.407</text:p>
          </table:table-cell>
          <table:table-cell table:number-columns-repeated="5"/>
        </table:table-row>
        <table:table-row table:style-name="ro1">
          <table:table-cell office:value-type="float" office:value="2247.299" calcext:value-type="float">
            <text:p>2247.299</text:p>
          </table:table-cell>
          <table:table-cell table:number-columns-repeated="5"/>
        </table:table-row>
        <table:table-row table:style-name="ro1">
          <table:table-cell office:value-type="float" office:value="2249.313" calcext:value-type="float">
            <text:p>2249.313</text:p>
          </table:table-cell>
          <table:table-cell table:number-columns-repeated="5"/>
        </table:table-row>
        <table:table-row table:style-name="ro1">
          <table:table-cell office:value-type="float" office:value="2248.911" calcext:value-type="float">
            <text:p>2248.911</text:p>
          </table:table-cell>
          <table:table-cell table:number-columns-repeated="5"/>
        </table:table-row>
        <table:table-row table:style-name="ro1">
          <table:table-cell office:value-type="float" office:value="2247.4" calcext:value-type="float">
            <text:p>2247.4</text:p>
          </table:table-cell>
          <table:table-cell table:number-columns-repeated="5"/>
        </table:table-row>
        <table:table-row table:style-name="ro1">
          <table:table-cell office:value-type="float" office:value="2247.903" calcext:value-type="float">
            <text:p>2247.903</text:p>
          </table:table-cell>
          <table:table-cell table:number-columns-repeated="5"/>
        </table:table-row>
        <table:table-row table:style-name="ro1">
          <table:table-cell office:value-type="float" office:value="2248.608" calcext:value-type="float">
            <text:p>2248.608</text:p>
          </table:table-cell>
          <table:table-cell table:number-columns-repeated="5"/>
        </table:table-row>
        <table:table-row table:style-name="ro1">
          <table:table-cell office:value-type="float" office:value="2249.213" calcext:value-type="float">
            <text:p>2249.213</text:p>
          </table:table-cell>
          <table:table-cell table:number-columns-repeated="5"/>
        </table:table-row>
        <table:table-row table:style-name="ro1">
          <table:table-cell office:value-type="float" office:value="2249.112" calcext:value-type="float">
            <text:p>2249.112</text:p>
          </table:table-cell>
          <table:table-cell table:number-columns-repeated="5"/>
        </table:table-row>
        <table:table-row table:style-name="ro1">
          <table:table-cell office:value-type="float" office:value="2248.608" calcext:value-type="float">
            <text:p>2248.608</text:p>
          </table:table-cell>
          <table:table-cell table:number-columns-repeated="5"/>
        </table:table-row>
        <table:table-row table:style-name="ro1">
          <table:table-cell office:value-type="float" office:value="2249.917" calcext:value-type="float">
            <text:p>2249.917</text:p>
          </table:table-cell>
          <table:table-cell table:number-columns-repeated="5"/>
        </table:table-row>
        <table:table-row table:style-name="ro1">
          <table:table-cell office:value-type="float" office:value="2249.917" calcext:value-type="float">
            <text:p>2249.917</text:p>
          </table:table-cell>
          <table:table-cell table:number-columns-repeated="5"/>
        </table:table-row>
        <table:table-row table:style-name="ro1">
          <table:table-cell office:value-type="float" office:value="2247.903" calcext:value-type="float">
            <text:p>2247.903</text:p>
          </table:table-cell>
          <table:table-cell table:number-columns-repeated="5"/>
        </table:table-row>
        <table:table-row table:style-name="ro1">
          <table:table-cell office:value-type="float" office:value="2249.213" calcext:value-type="float">
            <text:p>2249.213</text:p>
          </table:table-cell>
          <table:table-cell table:number-columns-repeated="5"/>
        </table:table-row>
        <table:table-row table:style-name="ro1">
          <table:table-cell office:value-type="float" office:value="2248.911" calcext:value-type="float">
            <text:p>2248.911</text:p>
          </table:table-cell>
          <table:table-cell table:number-columns-repeated="5"/>
        </table:table-row>
        <table:table-row table:style-name="ro1">
          <table:table-cell office:value-type="float" office:value="2248.407" calcext:value-type="float">
            <text:p>2248.407</text:p>
          </table:table-cell>
          <table:table-cell table:number-columns-repeated="5"/>
        </table:table-row>
        <table:table-row table:style-name="ro1">
          <table:table-cell office:value-type="float" office:value="2249.716" calcext:value-type="float">
            <text:p>2249.716</text:p>
          </table:table-cell>
          <table:table-cell table:number-columns-repeated="5"/>
        </table:table-row>
        <table:table-row table:style-name="ro1">
          <table:table-cell office:value-type="float" office:value="2248.709" calcext:value-type="float">
            <text:p>2248.709</text:p>
          </table:table-cell>
          <table:table-cell table:number-columns-repeated="5"/>
        </table:table-row>
        <table:table-row table:style-name="ro1">
          <table:table-cell office:value-type="float" office:value="2248.407" calcext:value-type="float">
            <text:p>2248.407</text:p>
          </table:table-cell>
          <table:table-cell table:number-columns-repeated="5"/>
        </table:table-row>
        <table:table-row table:style-name="ro1">
          <table:table-cell office:value-type="float" office:value="2248.709" calcext:value-type="float">
            <text:p>2248.709</text:p>
          </table:table-cell>
          <table:table-cell table:number-columns-repeated="5"/>
        </table:table-row>
        <table:table-row table:style-name="ro1">
          <table:table-cell office:value-type="float" office:value="2248.004" calcext:value-type="float">
            <text:p>2248.004</text:p>
          </table:table-cell>
          <table:table-cell table:number-columns-repeated="5"/>
        </table:table-row>
        <table:table-row table:style-name="ro1">
          <table:table-cell office:value-type="float" office:value="2248.105" calcext:value-type="float">
            <text:p>2248.105</text:p>
          </table:table-cell>
          <table:table-cell table:number-columns-repeated="5"/>
        </table:table-row>
        <table:table-row table:style-name="ro1">
          <table:table-cell office:value-type="float" office:value="2249.213" calcext:value-type="float">
            <text:p>2249.213</text:p>
          </table:table-cell>
          <table:table-cell table:number-columns-repeated="5"/>
        </table:table-row>
        <table:table-row table:style-name="ro1">
          <table:table-cell office:value-type="float" office:value="2249.011" calcext:value-type="float">
            <text:p>2249.011</text:p>
          </table:table-cell>
          <table:table-cell table:number-columns-repeated="5"/>
        </table:table-row>
        <table:table-row table:style-name="ro1">
          <table:table-cell office:value-type="float" office:value="2250.32" calcext:value-type="float">
            <text:p>2250.32</text:p>
          </table:table-cell>
          <table:table-cell table:number-columns-repeated="5"/>
        </table:table-row>
        <table:table-row table:style-name="ro1">
          <table:table-cell office:value-type="float" office:value="2249.515" calcext:value-type="float">
            <text:p>2249.515</text:p>
          </table:table-cell>
          <table:table-cell table:number-columns-repeated="5"/>
        </table:table-row>
        <table:table-row table:style-name="ro1">
          <table:table-cell office:value-type="float" office:value="2249.313" calcext:value-type="float">
            <text:p>2249.313</text:p>
          </table:table-cell>
          <table:table-cell table:number-columns-repeated="5"/>
        </table:table-row>
        <table:table-row table:style-name="ro1">
          <table:table-cell office:value-type="float" office:value="2248.608" calcext:value-type="float">
            <text:p>2248.608</text:p>
          </table:table-cell>
          <table:table-cell table:number-columns-repeated="5"/>
        </table:table-row>
        <table:table-row table:style-name="ro1">
          <table:table-cell office:value-type="float" office:value="2248.105" calcext:value-type="float">
            <text:p>2248.105</text:p>
          </table:table-cell>
          <table:table-cell table:number-columns-repeated="5"/>
        </table:table-row>
        <table:table-row table:style-name="ro1">
          <table:table-cell office:value-type="float" office:value="2247.198" calcext:value-type="float">
            <text:p>2247.198</text:p>
          </table:table-cell>
          <table:table-cell table:number-columns-repeated="5"/>
        </table:table-row>
        <table:table-row table:style-name="ro1">
          <table:table-cell office:value-type="float" office:value="2249.414" calcext:value-type="float">
            <text:p>2249.414</text:p>
          </table:table-cell>
          <table:table-cell table:number-columns-repeated="5"/>
        </table:table-row>
        <table:table-row table:style-name="ro1">
          <table:table-cell office:value-type="float" office:value="2249.011" calcext:value-type="float">
            <text:p>2249.011</text:p>
          </table:table-cell>
          <table:table-cell table:number-columns-repeated="5"/>
        </table:table-row>
        <table:table-row table:style-name="ro1">
          <table:table-cell office:value-type="float" office:value="2248.508" calcext:value-type="float">
            <text:p>2248.508</text:p>
          </table:table-cell>
          <table:table-cell table:number-columns-repeated="5"/>
        </table:table-row>
        <table:table-row table:style-name="ro1">
          <table:table-cell office:value-type="float" office:value="2249.515" calcext:value-type="float">
            <text:p>2249.515</text:p>
          </table:table-cell>
          <table:table-cell table:number-columns-repeated="5"/>
        </table:table-row>
        <table:table-row table:style-name="ro1">
          <table:table-cell office:value-type="float" office:value="2250.522" calcext:value-type="float">
            <text:p>2250.522</text:p>
          </table:table-cell>
          <table:table-cell table:number-columns-repeated="5"/>
        </table:table-row>
        <table:table-row table:style-name="ro1">
          <table:table-cell office:value-type="float" office:value="2247.702" calcext:value-type="float">
            <text:p>2247.702</text:p>
          </table:table-cell>
          <table:table-cell table:number-columns-repeated="5"/>
        </table:table-row>
        <table:table-row table:style-name="ro1">
          <table:table-cell office:value-type="float" office:value="2248.407" calcext:value-type="float">
            <text:p>2248.407</text:p>
          </table:table-cell>
          <table:table-cell table:number-columns-repeated="5"/>
        </table:table-row>
        <table:table-row table:style-name="ro1">
          <table:table-cell office:value-type="float" office:value="2249.011" calcext:value-type="float">
            <text:p>2249.011</text:p>
          </table:table-cell>
          <table:table-cell table:number-columns-repeated="5"/>
        </table:table-row>
        <table:table-row table:style-name="ro1">
          <table:table-cell office:value-type="float" office:value="2247.299" calcext:value-type="float">
            <text:p>2247.299</text:p>
          </table:table-cell>
          <table:table-cell table:number-columns-repeated="5"/>
        </table:table-row>
        <table:table-row table:style-name="ro1">
          <table:table-cell office:value-type="float" office:value="2249.213" calcext:value-type="float">
            <text:p>2249.213</text:p>
          </table:table-cell>
          <table:table-cell table:number-columns-repeated="5"/>
        </table:table-row>
        <table:table-row table:style-name="ro1">
          <table:table-cell office:value-type="float" office:value="2249.112" calcext:value-type="float">
            <text:p>2249.112</text:p>
          </table:table-cell>
          <table:table-cell table:number-columns-repeated="5"/>
        </table:table-row>
        <table:table-row table:style-name="ro1">
          <table:table-cell office:value-type="float" office:value="2248.911" calcext:value-type="float">
            <text:p>2248.911</text:p>
          </table:table-cell>
          <table:table-cell table:number-columns-repeated="5"/>
        </table:table-row>
        <table:table-row table:style-name="ro1">
          <table:table-cell office:value-type="float" office:value="2248.508" calcext:value-type="float">
            <text:p>2248.508</text:p>
          </table:table-cell>
          <table:table-cell table:number-columns-repeated="5"/>
        </table:table-row>
        <table:table-row table:style-name="ro1">
          <table:table-cell office:value-type="float" office:value="2249.213" calcext:value-type="float">
            <text:p>2249.213</text:p>
          </table:table-cell>
          <table:table-cell table:number-columns-repeated="5"/>
        </table:table-row>
        <table:table-row table:style-name="ro1">
          <table:table-cell office:value-type="float" office:value="2248.608" calcext:value-type="float">
            <text:p>2248.608</text:p>
          </table:table-cell>
          <table:table-cell table:number-columns-repeated="5"/>
        </table:table-row>
        <table:table-row table:style-name="ro1">
          <table:table-cell office:value-type="float" office:value="2249.515" calcext:value-type="float">
            <text:p>2249.515</text:p>
          </table:table-cell>
          <table:table-cell table:number-columns-repeated="5"/>
        </table:table-row>
        <table:table-row table:style-name="ro1">
          <table:table-cell office:value-type="float" office:value="2249.213" calcext:value-type="float">
            <text:p>2249.213</text:p>
          </table:table-cell>
          <table:table-cell table:number-columns-repeated="5"/>
        </table:table-row>
        <table:table-row table:style-name="ro1">
          <table:table-cell office:value-type="float" office:value="2250.22" calcext:value-type="float">
            <text:p>2250.22</text:p>
          </table:table-cell>
          <table:table-cell table:number-columns-repeated="5"/>
        </table:table-row>
        <table:table-row table:style-name="ro1">
          <table:table-cell office:value-type="float" office:value="2248.81" calcext:value-type="float">
            <text:p>2248.81</text:p>
          </table:table-cell>
          <table:table-cell table:number-columns-repeated="5"/>
        </table:table-row>
        <table:table-row table:style-name="ro1">
          <table:table-cell office:value-type="float" office:value="2248.709" calcext:value-type="float">
            <text:p>2248.709</text:p>
          </table:table-cell>
          <table:table-cell table:number-columns-repeated="5"/>
        </table:table-row>
        <table:table-row table:style-name="ro1">
          <table:table-cell office:value-type="float" office:value="2248.911" calcext:value-type="float">
            <text:p>2248.911</text:p>
          </table:table-cell>
          <table:table-cell table:number-columns-repeated="5"/>
        </table:table-row>
        <table:table-row table:style-name="ro1">
          <table:table-cell office:value-type="float" office:value="2248.911" calcext:value-type="float">
            <text:p>2248.91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 style:data-style-name="N2" text:time-value="13:22:45.9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4T13:34:58.475000000</dc:date>
    <meta:editing-duration>PT4H12M53S</meta:editing-duration>
    <meta:editing-cycles>76</meta:editing-cycles>
    <meta:document-statistic meta:table-count="1" meta:cell-count="2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1:Sheet1.A38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291">
                <text:p>2.03291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302">
                <text:p>2.03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2807">
                <text:p>2.032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2691">
                <text:p>2.032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2936">
                <text:p>2.032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2936">
                <text:p>2.032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2821">
                <text:p>2.0328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2821">
                <text:p>2.032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2691">
                <text:p>2.0326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2691">
                <text:p>2.0326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2543">
                <text:p>2.0325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2543">
                <text:p>2.0325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2531">
                <text:p>2.0325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2691">
                <text:p>2.0326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2518">
                <text:p>2.0325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2518">
                <text:p>2.0325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2313">
                <text:p>2.0323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2124">
                <text:p>2.032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